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600000101363030354C9A6CB5.png" manifest:media-type="image/png"/>
  <manifest:file-entry manifest:full-path="Pictures/10000201000001710000010490BBB89D9D3B5076.png" manifest:media-type="image/png"/>
  <manifest:file-entry manifest:full-path="Pictures/100002010000017F000000D6E0AB74C63E70EFAA.png" manifest:media-type="image/png"/>
  <manifest:file-entry manifest:full-path="Pictures/10000201000001B9000001E23BE6A1931B95F4C6.png" manifest:media-type="image/png"/>
  <manifest:file-entry manifest:full-path="Pictures/100002010000029600000131109A1D0E7B3D66A2.png" manifest:media-type="image/png"/>
  <manifest:file-entry manifest:full-path="Pictures/10000201000003B0000001F481E72B191367F891.png" manifest:media-type="image/png"/>
  <manifest:file-entry manifest:full-path="Pictures/100002010000033C000002577938FD9B5C4315D0.png" manifest:media-type="image/png"/>
  <manifest:file-entry manifest:full-path="Pictures/10000201000002FC0000013CA9233BBF3801FFE0.png" manifest:media-type="image/png"/>
  <manifest:file-entry manifest:full-path="Pictures/100002010000025A0000018F6EC8D6750E37530F.png" manifest:media-type="image/png"/>
  <manifest:file-entry manifest:full-path="Pictures/100002010000029D000000D4AEEB820F7ACBCC8F.png" manifest:media-type="image/png"/>
  <manifest:file-entry manifest:full-path="Pictures/10000201000002EF0000017BBCA15C4ACB83DA37.png" manifest:media-type="image/png"/>
  <manifest:file-entry manifest:full-path="Pictures/100002010000023A0000014D583BA82436E2F2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12.298cm" draw:z-index="0"><draw:image xlink:href="Pictures/100002010000033C000002577938FD9B5C4315D0.png" xlink:type="simple" xlink:show="embed" xlink:actuate="onLoad" loext:mime-type="image/x-vclgraphic"/></draw:frame></text:p>
      <text:p text:style-name="Standard"><draw:frame draw:style-name="fr1" draw:name="Figura2" text:anchor-type="paragraph" svg:width="17cm" svg:height="9.003cm" draw:z-index="1"><draw:image xlink:href="Pictures/10000201000003B0000001F481E72B191367F891.png" xlink:type="simple" xlink:show="embed" xlink:actuate="onLoad" loext:mime-type="image/x-vclgraphic"/></draw:frame></text:p>
      <text:p text:style-name="Standard"><draw:frame draw:style-name="fr2" draw:name="Figura3" text:anchor-type="paragraph" svg:width="17cm" svg:height="7.031cm" draw:z-index="2"><draw:image xlink:href="Pictures/10000201000002FC0000013CA9233BBF3801FFE0.png" xlink:type="simple" xlink:show="embed" xlink:actuate="onLoad" loext:mime-type="image/x-vclgraphic"/></draw:frame><text:soft-page-break/></text:p>
      <text:p text:style-name="Standard"><draw:frame draw:style-name="fr1" draw:name="Figura4" text:anchor-type="paragraph" svg:width="17cm" svg:height="8.578cm" draw:z-index="3"><draw:image xlink:href="Pictures/10000201000002EF0000017BBCA15C4ACB83DA37.png" xlink:type="simple" xlink:show="embed" xlink:actuate="onLoad" loext:mime-type="image/x-vclgraphic"/></draw:frame></text:p>
      <text:p text:style-name="Standard"><draw:frame draw:style-name="fr3" draw:name="Figura5" text:anchor-type="paragraph" svg:width="15.928cm" svg:height="10.557cm" draw:z-index="4"><draw:image xlink:href="Pictures/100002010000025A0000018F6EC8D6750E37530F.png" xlink:type="simple" xlink:show="embed" xlink:actuate="onLoad" loext:mime-type="image/x-vclgraphic"/></draw:frame><text:soft-page-break/></text:p>
      <text:p text:style-name="Standard"><draw:frame draw:style-name="fr3" draw:name="Figura6" text:anchor-type="paragraph" svg:width="15.081cm" svg:height="8.811cm" draw:z-index="5"><draw:image xlink:href="Pictures/100002010000023A0000014D583BA82436E2F284.png" xlink:type="simple" xlink:show="embed" xlink:actuate="onLoad" loext:mime-type="image/x-vclgraphic"/></draw:frame></text:p>
      <text:p text:style-name="Standard"><draw:frame draw:style-name="fr2" draw:name="Figura7" text:anchor-type="paragraph" svg:width="17cm" svg:height="7.832cm" draw:z-index="6"><draw:image xlink:href="Pictures/100002010000029600000131109A1D0E7B3D66A2.png" xlink:type="simple" xlink:show="embed" xlink:actuate="onLoad" loext:mime-type="image/x-vclgraphic"/></draw:frame><text:soft-page-break/></text:p>
      <text:p text:style-name="Standard"><draw:frame draw:style-name="fr3" draw:name="Figura8" text:anchor-type="paragraph" svg:width="10.134cm" svg:height="5.662cm" draw:z-index="7"><draw:image xlink:href="Pictures/100002010000017F000000D6E0AB74C63E70EFA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9" text:anchor-type="paragraph" svg:width="9.763cm" svg:height="6.879cm" draw:z-index="8"><draw:image xlink:href="Pictures/10000201000001710000010490BBB89D9D3B507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Figura10" text:anchor-type="paragraph" svg:width="11.668cm" svg:height="12.753cm" draw:z-index="9"><draw:image xlink:href="Pictures/10000201000001B9000001E23BE6A1931B95F4C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11" text:anchor-type="paragraph" svg:width="17cm" svg:height="4.93cm" draw:z-index="10"><draw:image xlink:href="Pictures/100002010000037600000101363030354C9A6CB5.png" xlink:type="simple" xlink:show="embed" xlink:actuate="onLoad" loext:mime-type="image/x-vclgraphic"/></draw:frame></text:p>
      <text:p text:style-name="Standard"><draw:frame draw:style-name="fr1" draw:name="Figura12" text:anchor-type="paragraph" svg:width="17cm" svg:height="5.387cm" draw:z-index="11"><draw:image xlink:href="Pictures/100002010000029D000000D4AEEB820F7ACBCC8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20:55:56.529952346</meta:creation-date>
    <dc:date>2020-06-02T21:02:38.344712475</dc:date>
    <meta:editing-duration>PT6M43S</meta:editing-duration>
    <meta:editing-cycles>1</meta:editing-cycles>
    <meta:document-statistic meta:table-count="0" meta:image-count="12" meta:object-count="0" meta:page-count="5" meta:paragraph-count="0" meta:word-count="0" meta:character-count="0" meta:non-whitespace-character-count="0"/>
    <meta:generator>LibreOffice/6.0.7.3$Linux_X86_64 LibreOffice_project/00m0$Build-3</meta:generator>
  </office:meta>
</office:document-meta>
</file>